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T8" style:parent-style-name="Absatz-Standardschriftar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margin-left="0.75in">
        <style:tab-stops/>
      </style:paragraph-properties>
    </style:style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3" style:family="paragraph">
      <style:text-properties fo:font-weight="bold" style:font-weight-asian="bold" style:font-weight-complex="bold"/>
    </style:style>
    <style:style style:name="P13" style:parent-style-name="Listenabsatz" style:list-style-name="LFO4" style:family="paragraph"/>
    <style:style style:name="P14" style:parent-style-name="Listenabsatz" style:list-style-name="LFO4" style:family="paragraph"/>
    <style:style style:name="P15" style:parent-style-name="Listenabsatz" style:list-style-name="LFO4" style:family="paragraph"/>
    <style:style style:name="P16" style:parent-style-name="Standard" style:list-style-name="LFO5" style:family="paragraph"/>
    <style:style style:name="T17" style:parent-style-name="Absatz-Standardschriftart" style:family="text">
      <style:text-properties fo:font-weight="bold" style:font-weight-asian="bold" style:font-weight-complex="bold"/>
    </style:style>
    <style:style style:name="P18" style:parent-style-name="Standard" style:list-style-name="LFO6" style:family="paragraph"/>
    <style:style style:name="P19" style:parent-style-name="Standard" style:family="paragraph">
      <style:paragraph-properties fo:margin-left="0.7423in" fo:text-indent="0.2423in">
        <style:tab-stops/>
      </style:paragraph-properties>
    </style:style>
    <style:style style:name="P20" style:parent-style-name="Standard" style:family="paragraph">
      <style:paragraph-properties fo:margin-left="0.7423in" fo:text-indent="0.2423in">
        <style:tab-stops/>
      </style:paragraph-properties>
    </style:style>
    <style:style style:name="P21" style:parent-style-name="Standard" style:list-style-name="LFO6" style:family="paragraph"/>
    <style:style style:name="P22" style:parent-style-name="Standard" style:family="paragraph">
      <style:paragraph-properties fo:margin-left="0.9847in">
        <style:tab-stops/>
      </style:paragraph-properties>
    </style:style>
    <style:style style:name="P23" style:parent-style-name="Standard" style:list-style-name="LFO6" style:family="paragraph"/>
    <style:style style:name="P24" style:parent-style-name="Standard" style:family="paragraph">
      <style:paragraph-properties fo:margin-left="0.5in" fo:text-indent="0.4847in">
        <style:tab-stops/>
      </style:paragraph-properties>
    </style:style>
    <style:style style:name="P25" style:parent-style-name="Standard" style:family="paragraph">
      <style:paragraph-properties fo:margin-left="0.5in" fo:text-indent="0.4847in">
        <style:tab-stops/>
      </style:paragraph-properties>
    </style:style>
    <style:style style:name="P26" style:parent-style-name="Standard" style:list-style-name="LFO6" style:family="paragraph"/>
    <style:style style:name="P27" style:parent-style-name="Standard" style:family="paragraph">
      <style:paragraph-properties fo:margin-left="0.9847in">
        <style:tab-stops/>
      </style:paragraph-properties>
    </style:style>
    <style:style style:name="P28" style:parent-style-name="Standard" style:list-style-name="LFO6" style:family="paragraph"/>
    <style:style style:name="P29" style:parent-style-name="Standard" style:family="paragraph">
      <style:paragraph-properties fo:margin-left="0.9847in">
        <style:tab-stops/>
      </style:paragraph-properties>
    </style:style>
    <style:style style:name="P30" style:parent-style-name="Standard" style:list-style-name="LFO7" style:family="paragraph"/>
    <style:style style:name="T31" style:parent-style-name="Absatz-Standardschriftart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list-style-name="LFO8" style:family="paragraph"/>
    <style:style style:name="T35" style:parent-style-name="Absatz-Standardschriftart" style:family="text">
      <style:text-properties fo:font-weight="bold" style:font-weight-asian="bold" style:font-weight-complex="bold"/>
    </style:style>
    <style:style style:name="T36" style:parent-style-name="Absatz-Standardschriftart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0.8958in" style:use-optimal-column-width="false"/>
    </style:style>
    <style:style style:name="TableColumn39" style:family="table-column">
      <style:table-column-properties style:column-width="1.0937in" style:use-optimal-column-width="false"/>
    </style:style>
    <style:style style:name="TableColumn40" style:family="table-column">
      <style:table-column-properties style:column-width="2.0256in" style:use-optimal-column-width="false"/>
    </style:style>
    <style:style style:name="TableColumn41" style:family="table-column">
      <style:table-column-properties style:column-width="0.7868in" style:use-optimal-column-width="false"/>
    </style:style>
    <style:style style:name="TableColumn42" style:family="table-column">
      <style:table-column-properties style:column-width="1.8958in" style:use-optimal-column-width="false"/>
    </style:style>
    <style:style style:name="Table37" style:family="table">
      <style:table-properties style:width="6.6979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" style:parent-style-name="Absatz-Standardschriftart" style:family="text">
      <style:text-properties style:font-name="Wingdings" style:font-name-asian="Wingdings" style:font-name-complex="Wingdings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ableColumn82" style:family="table-column">
      <style:table-column-properties style:column-width="0.8958in" style:use-optimal-column-width="false"/>
    </style:style>
    <style:style style:name="TableColumn83" style:family="table-column">
      <style:table-column-properties style:column-width="1.0937in" style:use-optimal-column-width="false"/>
    </style:style>
    <style:style style:name="TableColumn84" style:family="table-column">
      <style:table-column-properties style:column-width="2.0256in" style:use-optimal-column-width="false"/>
    </style:style>
    <style:style style:name="TableColumn85" style:family="table-column">
      <style:table-column-properties style:column-width="1.1013in" style:use-optimal-column-width="false"/>
    </style:style>
    <style:style style:name="TableColumn86" style:family="table-column">
      <style:table-column-properties style:column-width="1.5812in" style:use-optimal-column-width="false"/>
    </style:style>
    <style:style style:name="Table81" style:family="table">
      <style:table-properties style:width="6.6979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Standard" style:family="paragraph">
      <style:paragraph-properties fo:break-before="page"/>
    </style:style>
    <style:style style:name="T123" style:parent-style-name="Absatz-Standardschriftart" style:family="text">
      <style:text-properties fo:font-weight="bold" style:font-weight-asian="bold" style:font-weight-complex="bold"/>
    </style:style>
    <style:style style:name="TableColumn125" style:family="table-column">
      <style:table-column-properties style:column-width="0.8958in" style:use-optimal-column-width="false"/>
    </style:style>
    <style:style style:name="TableColumn126" style:family="table-column">
      <style:table-column-properties style:column-width="1.0937in" style:use-optimal-column-width="false"/>
    </style:style>
    <style:style style:name="TableColumn127" style:family="table-column">
      <style:table-column-properties style:column-width="2.0256in" style:use-optimal-column-width="false"/>
    </style:style>
    <style:style style:name="TableColumn128" style:family="table-column">
      <style:table-column-properties style:column-width="0.7868in" style:use-optimal-column-width="false"/>
    </style:style>
    <style:style style:name="TableColumn129" style:family="table-column">
      <style:table-column-properties style:column-width="1.8958in" style:use-optimal-column-width="false"/>
    </style:style>
    <style:style style:name="Table124" style:family="table">
      <style:table-properties style:width="6.6979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weight="bold" style:font-weight-asian="bold" style:font-weight-complex="bold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/>
    </style:style>
    <style:style style:name="TableCell1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Standard" style:family="paragraph">
      <style:paragraph-properties fo:margin-left="0.7875in" fo:text-indent="-0.7875in">
        <style:tab-stops/>
      </style:paragraph-properties>
    </style:style>
    <style:style style:name="P166" style:parent-style-name="Standard" style:list-style-name="LFO9" style:family="paragraph"/>
    <style:style style:name="T167" style:parent-style-name="Absatz-Standardschriftart" style:family="text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list-style-name="LFO10" style:family="paragraph"/>
    <style:style style:name="P170" style:parent-style-name="Standard" style:list-style-name="LFO10" style:family="paragraph"/>
    <style:style style:name="P171" style:parent-style-name="Standard" style:list-style-name="LFO10" style:family="paragraph"/>
    <style:style style:name="P172" style:parent-style-name="Standard" style:list-style-name="LFO10" style:family="paragraph"/>
  </office:automatic-styles>
  <office:body>
    <office:text text:use-soft-page-breaks="true">
      <text:p text:style-name="P1">Projektdokumentation</text:p>
      <text:p text:style-name="P2"/>
      <text:p text:style-name="Standard">Starten Sie mit der Bearbeitung folgender Planungsschritte. Arbeiten Sie zunächst gemeinsam im Team.</text:p>
      <text:p text:style-name="P3"/>
      <text:list text:style-name="LFO1" text:continue-numbering="true">
        <text:list-item>
          <text:p text:style-name="P4"><text:span text:style-name="T5">Projektname: <text:s/>Casino</text:span></text:p>
        </text:list-item>
      </text:list>
      <text:p text:style-name="Standard"/>
      <text:list text:style-name="LFO1" text:continue-numbering="true">
        <text:list-item>
          <text:p text:style-name="P6">Gruppenmitglieder: Philipp Kempf,<text:s/>Philip Schröder, Moritz Gampe, Kilian Patzelt</text:p>
        </text:list-item>
      </text:list>
      <text:p text:style-name="Standard"/>
      <text:p text:style-name="Standard"/>
      <text:p text:style-name="Standard"/>
      <text:list text:style-name="LFO1" text:continue-numbering="true">
        <text:list-item>
          <text:p text:style-name="P7"><text:span text:style-name="T8">Projektbeschreibung:</text:span></text:p>
        </text:list-item>
      </text:list>
      <text:p text:style-name="Standard"/>
      <text:p text:style-name="P9"/>
      <text:list text:style-name="LFO2" text:continue-numbering="true">
        <text:list-item>
          <text:p text:style-name="P10">Glücksspielsammlung in einem Spiel</text:p>
        </text:list-item>
        <text:list-item>
          <text:p text:style-name="P11">Startbetrag, den man bei den Spielen verzocken kann</text:p>
        </text:list-item>
      </text:list>
      <text:p text:style-name="Standard"/>
      <text:p text:style-name="Standard"/>
      <text:list text:style-name="LFO3" text:continue-numbering="true">
        <text:list-item>
          <text:p text:style-name="P12">Welche zentralen Anforderungen hat das Projekt:</text:p>
        </text:list-item>
      </text:list>
      <text:list text:style-name="LFO4" text:continue-numbering="true">
        <text:list-item>
          <text:p text:style-name="P13">Mindesten Drei Spiele</text:p>
        </text:list-item>
        <text:list-item>
          <text:p text:style-name="P14">Geldsystem</text:p>
        </text:list-item>
        <text:list-item>
          <text:p text:style-name="P15">Hauptmenü</text:p>
        </text:list-item>
      </text:list>
      <text:p text:style-name="Standard"/>
      <text:p text:style-name="Standard"/>
      <text:p text:style-name="Standard"/>
      <text:list text:style-name="LFO5" text:continue-numbering="true">
        <text:list-item>
          <text:p text:style-name="P16"><text:span text:style-name="T17">Zeitplanung</text:span></text:p>
        </text:list-item>
      </text:list>
      <text:p text:style-name="Standard"/>
      <text:p text:style-name="Standard">Führen Sie gemeinsam eine Zeitplanung mit Meilensteinen durch. Beantworten Sie dafür folgende Fragen:</text:p>
      <text:p text:style-name="Standard"/>
      <text:list text:style-name="LFO6" text:continue-numbering="true">
        <text:list-item>
          <text:p text:style-name="P18">Welche Meilensteine gibt es?</text:p>
        </text:list-item>
      </text:list>
      <text:p text:style-name="P19">Mainprogramm mit der GUI</text:p>
      <text:p text:style-name="P20">Jeder seine eigens Spiel<text:line-break/></text:p>
      <text:list text:style-name="LFO6" text:continue-numbering="true">
        <text:list-item>
          <text:p text:style-name="P21">In welcher Reihenfolge müssen diese erledigt werden?</text:p>
        </text:list-item>
      </text:list>
      <text:p text:style-name="P22">Erst die Grunddatei/ GUI<text:line-break/></text:p>
      <text:list text:style-name="LFO6" text:continue-numbering="true">
        <text:list-item>
          <text:p text:style-name="P23">Welche Anforderungen gehören zu welchen Meilensteinen?</text:p>
        </text:list-item>
      </text:list>
      <text:p text:style-name="P24">In der GUI einen Startbetrag, den man ‚verzocken‘ kann,</text:p>
      <text:p text:style-name="P25">anschließend auf eine der Glücksspiele weiterleiten, dort spielen<text:line-break/></text:p>
      <text:list text:style-name="LFO6" text:continue-numbering="true">
        <text:list-item>
          <text:p text:style-name="P26">Welche Anforderungen können gleichzeitig bearbeitet werden?</text:p>
        </text:list-item>
      </text:list>
      <text:p text:style-name="P27">Gleichzeitig programmiert man sein eigenes Spiel, nach Absprache<text:line-break/></text:p>
      <text:list text:style-name="LFO6" text:continue-numbering="true">
        <text:list-item>
          <text:p text:style-name="P28">Wie könnte ein Zeitplan (mit Meilensteinen/Anforderungen) für die Woche aussehen? Jeder Tag sollte mindestens in zwei Abschnitte eingeteilt werden.</text:p>
        </text:list-item>
      </text:list>
      <text:p text:style-name="P29">Zuerst Absprache als Gruppe, danach allein arbeiten mit erneuten kleinen Absprachen gegebenenfalls<text:line-break/></text:p>
      <text:p text:style-name="Standard"/>
      <text:p text:style-name="Standard"/>
      <text:p text:style-name="Standard"/>
      <text:p text:style-name="Standard"/>
      <text:list text:style-name="LFO7" text:continue-numbering="true">
        <text:list-item>
          <text:p text:style-name="P30"><text:span text:style-name="T31">Arbeitsaufteilung – Dieser Schritt ist sehr wichtig!</text:span></text:p>
        </text:list-item>
      </text:list>
      <text:p text:style-name="P32"/>
      <text:p text:style-name="Standard">Wie kann die Arbeit sinnvoll innerhalb der Gruppe aufgeteilt werden? Führen Sie täglich mindestens zwei Meeting durch, um die<text:s/>Arbeitsergebnisse zusammenzutragen und ein weiteres am Morgen, um Ihren Tag zu planen.</text:p>
      <text:p text:style-name="Standard"/>
      <text:p text:style-name="Standard"/>
      <text:p text:style-name="Standard">Füllen Sie in jedem Meeting einen Arbeitsplan aus:</text:p>
      <text:p text:style-name="Standard"/>
      <text:p text:style-name="Standard"/>
      <text:p text:style-name="P33">Arbeitsplan Nr. 1</text:p>
      <text:p text:style-name="Standard"/>
      <text:p text:style-name="Standard">Datum: 21./22.6.2022</text:p>
      <text:p text:style-name="Standard"/>
      <text:list text:style-name="LFO8" text:continue-numbering="true">
        <text:list-item>
          <text:p text:style-name="P34">Gruppenmitglieder:<text:s/><text:span text:style-name="T35">Philipp Kempf, Philip Schröder, Moritz Gampe, Kilian P</text:span><text:span text:style-name="T36">atzelt</text:span></text:p>
        </text:list-item>
      </text:list>
      <text:p text:style-name="Standard"/>
      <text:p text:style-name="Standard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Wann?</text:p>
          </table:table-cell>
          <table:table-cell table:style-name="TableCell46">
            <text:p text:style-name="P47">Wer?</text:p>
          </table:table-cell>
          <table:table-cell table:style-name="TableCell48">
            <text:p text:style-name="P49">Was?, erledigt?</text:p>
          </table:table-cell>
          <table:table-cell table:style-name="TableCell50">
            <text:p text:style-name="P51">Wo?</text:p>
          </table:table-cell>
          <table:table-cell table:style-name="TableCell52">
            <text:p text:style-name="P53">Anmerkungen</text:p>
          </table:table-cell>
        </table:table-row>
        <table:table-row table:style-name="TableRow54">
          <table:table-cell table:style-name="TableCell55">
            <text:p text:style-name="TableContents">5. Stunde</text:p>
            <text:p text:style-name="TableContents"/>
            <text:p text:style-name="TableContents"/>
            <text:p text:style-name="TableContents">6. Stunde</text:p>
          </table:table-cell>
          <table:table-cell table:style-name="TableCell56">
            <text:p text:style-name="TableContents">Philipp Kempf</text:p>
          </table:table-cell>
          <table:table-cell table:style-name="TableCell57">
            <text:p text:style-name="TableContents">Fortschritt mit anderen besprechen</text:p>
            <text:p text:style-name="TableContents"/>
            <text:p text:style-name="TableContents">Roulette (anfangen)</text:p>
            <text:p text:style-name="TableContents">Bilder heraussuchen oder selbst machen</text:p>
            <text:p text:style-name="TableContents">Grundgerüst aufbauen</text:p>
          </table:table-cell>
          <table:table-cell table:style-name="TableCell58">
            <text:p text:style-name="TableContents">Schule ggf. Zuhause weiter machen</text:p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TableContents">5. Stunde</text:p>
            <text:p text:style-name="TableContents"/>
            <text:p text:style-name="TableContents"/>
            <text:p text:style-name="TableContents"/>
            <text:p text:style-name="TableContents"/>
            <text:p text:style-name="TableContents">6. Stunde</text:p>
          </table:table-cell>
          <table:table-cell table:style-name="TableCell62">
            <text:p text:style-name="TableContents">Philip Schröder</text:p>
          </table:table-cell>
          <table:table-cell table:style-name="TableCell63">
            <text:p text:style-name="TableContents">Lotto (anfangen)</text:p>
            <text:p text:style-name="TableContents">Array +</text:p>
            <text:p text:style-name="TableContents">Zufallsgenerator +</text:p>
            <text:p text:style-name="TableContents">Überprüfung was richtig ist +</text:p>
            <text:p text:style-name="TableContents"/>
            <text:p text:style-name="TableContents">Geld integrieren-</text:p>
            <text:p text:style-name="TableContents">Absprache mit den anderen+</text:p>
            <text:p text:style-name="TableContents">Nächste Stunde GUI+ teilweiße</text:p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>Über Github alles mit den anderen Aktualisieren</text:p>
            <text:p text:style-name="TableContents"/>
            <text:p text:style-name="TableContents">//+ bedeutet erledigt</text:p>
          </table:table-cell>
        </table:table-row>
        <table:table-row table:style-name="TableRow66">
          <table:table-cell table:style-name="TableCell6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68">
            <text:p text:style-name="TableContents">Kilian</text:p>
          </table:table-cell>
          <table:table-cell table:style-name="TableCell69">
            <text:p text:style-name="TableContents">Kartenspiel (anfangen)</text:p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TableContents">5. Stunde</text:p>
            <text:p text:style-name="TableContents"/>
            <text:p text:style-name="TableContents">6. Stunde</text:p>
          </table:table-cell>
          <table:table-cell table:style-name="TableCell74">
            <text:p text:style-name="TableContents">Moritz</text:p>
          </table:table-cell>
          <table:table-cell table:style-name="TableCell75">
            <text:p text:style-name="TableContents">-Absprache mit den anderen<text:s/></text:p>
            <text:p text:style-name="TableContents"/>
            <text:p text:style-name="TableContents">-Tic Tac Toe (anfangen)</text:p>
            <text:p text:style-name="TableContents"><text:span text:style-name="T76"></text:span>Gegner KI und Grundprinzip fertig</text:p>
            <text:p text:style-name="TableContents">-Planung ggf. mit dem Rest</text:p>
            <text:p text:style-name="TableContents">-Grundstruktur</text:p>
            <text:p text:style-name="TableContents">-So weit wie möglich weiter <text:s text:c="5"/>machen</text:p>
          </table:table-cell>
          <table:table-cell table:style-name="TableCell77">
            <text:p text:style-name="TableContents">Schule</text:p>
            <text:p text:style-name="TableContents">ggf. Zuhause<text:s/>weiter machen</text:p>
          </table:table-cell>
          <table:table-cell table:style-name="TableCell78">
            <text:p text:style-name="TableContents"/>
          </table:table-cell>
        </table:table-row>
      </table:table>
      <text:p text:style-name="Standard"/>
      <text:p text:style-name="P79"/>
      <text:soft-page-break/>
      <text:p text:style-name="P80">Arbeitsplan Nr. 2</text:p>
      <text:p text:style-name="Standard"/>
      <text:p text:style-name="Standard">Datum: 28/29.6.2022</text:p>
      <text:p text:style-name="Standard"/>
      <text:p text:style-name="Standard">Gruppenmitglieder:</text:p>
      <text:p text:style-name="Standard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Wann?</text:p>
          </table:table-cell>
          <table:table-cell table:style-name="TableCell90">
            <text:p text:style-name="P91">Wer?</text:p>
          </table:table-cell>
          <table:table-cell table:style-name="TableCell92">
            <text:p text:style-name="P93">Was?, erledigt?</text:p>
          </table:table-cell>
          <table:table-cell table:style-name="TableCell94">
            <text:p text:style-name="P95">Wo?</text:p>
          </table:table-cell>
          <table:table-cell table:style-name="TableCell96">
            <text:p text:style-name="P97">Anmerkungen</text:p>
          </table:table-cell>
        </table:table-row>
        <table:table-row table:style-name="TableRow98">
          <table:table-cell table:style-name="TableCell99">
            <text:p text:style-name="TableContents">5. Stunde</text:p>
            <text:p text:style-name="TableContents"/>
            <text:p text:style-name="TableContents">6. Stunde</text:p>
            <text:p text:style-name="Standard"/>
            <text:p text:style-name="Standard"/>
            <text:p text:style-name="Standard"/>
          </table:table-cell>
          <table:table-cell table:style-name="TableCell100">
            <text:p text:style-name="TableContents">Moritz</text:p>
          </table:table-cell>
          <table:table-cell table:style-name="TableCell101">
            <text:p text:style-name="TableContents">-Gruppenbesprechung</text:p>
            <text:p text:style-name="TableContents"/>
            <text:p text:style-name="TableContents">-Tic Tac Toe spielbar machen<text:line-break/>-ggf. Details hinzufügen<text:line-break/>-ggf. Geldsystem integrieren</text:p>
          </table:table-cell>
          <table:table-cell table:style-name="TableCell102">
            <text:p text:style-name="TableContents">Schule</text:p>
            <text:p text:style-name="TableContents">Ggf. Zuhause weitermachen</text:p>
          </table:table-cell>
          <table:table-cell table:style-name="TableCell103">
            <text:p text:style-name="TableContents"/>
          </table:table-cell>
        </table:table-row>
        <table:table-row table:style-name="TableRow104">
          <table:table-cell table:style-name="TableCell105">
            <text:p text:style-name="TableContents">5. Stunde</text:p>
            <text:p text:style-name="TableContents"/>
            <text:p text:style-name="TableContents">6. Stunde</text:p>
            <text:p text:style-name="TableContents"/>
            <text:p text:style-name="TableContents"/>
            <text:p text:style-name="TableContents"/>
          </table:table-cell>
          <table:table-cell table:style-name="TableCell106">
            <text:p text:style-name="TableContents">Philip S</text:p>
          </table:table-cell>
          <table:table-cell table:style-name="TableCell107">
            <text:p text:style-name="TableContents">Gruppenbesprechung</text:p>
            <text:p text:style-name="TableContents">Ein paar fragen an Herr Reimann stellen</text:p>
            <text:p text:style-name="TableContents"/>
            <text:p text:style-name="TableContents">Einbettung Code in GUI</text:p>
            <text:p text:style-name="TableContents"><text:s text:c="2"/>//ggf. zu Hause</text:p>
            <text:p text:style-name="TableContents">Geldsystem mit den anderen besprechen und einfügen</text:p>
          </table:table-cell>
          <table:table-cell table:style-name="TableCell108">
            <text:p text:style-name="TableContents">Schule</text:p>
            <text:p text:style-name="TableContents">ggf. Zuhause weitermachen</text:p>
          </table:table-cell>
          <table:table-cell table:style-name="TableCell109">
            <text:p text:style-name="TableContents"/>
          </table:table-cell>
        </table:table-row>
        <table:table-row table:style-name="TableRow110">
          <table:table-cell table:style-name="TableCell111">
            <text:p text:style-name="TableContents">5.,6. Stunde</text:p>
            <text:p text:style-name="TableContents"/>
            <text:p text:style-name="TableContents"/>
            <text:p text:style-name="TableContents"/>
          </table:table-cell>
          <table:table-cell table:style-name="TableCell112">
            <text:p text:style-name="TableContents">Philipp K</text:p>
          </table:table-cell>
          <table:table-cell table:style-name="TableCell113">
            <text:p text:style-name="TableContents">- Gruppenbesprechung</text:p>
            <text:p text:style-name="TableContents">- Einzelnen Drehwinkeln des Roulettes passende Werte zuordnen</text:p>
            <text:p text:style-name="TableContents">- Geldsystem einbauen sofern die Zeit es erlaubt</text:p>
          </table:table-cell>
          <table:table-cell table:style-name="TableCell114">
            <text:p text:style-name="TableContents">Schule &amp; Zuhause</text:p>
          </table:table-cell>
          <table:table-cell table:style-name="TableCell115">
            <text:p text:style-name="TableContents"/>
          </table:table-cell>
        </table:table-row>
        <table:table-row table:style-name="TableRow116">
          <table:table-cell table:style-name="TableCell117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18">
            <text:p text:style-name="TableContents"/>
          </table:table-cell>
          <table:table-cell table:style-name="TableCell119">
            <text:p text:style-name="TableContents"/>
          </table:table-cell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</table:table-row>
      </table:table>
      <text:p text:style-name="Standard"/>
      <text:soft-page-break/>
      <text:p text:style-name="P122"><text:span text:style-name="T123">Arbeitsplan Nr. 3 (nur noch 40 Minuten Arbeit, danach wird vorgestellt)</text:span></text:p>
      <text:p text:style-name="Standard"/>
      <text:p text:style-name="Standard">Datum: 5/6.7.2022</text:p>
      <text:p text:style-name="Standard"/>
      <text:p text:style-name="Standard">Gruppenmitglieder:</text:p>
      <text:p text:style-name="Standard"/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Wann?</text:p>
          </table:table-cell>
          <table:table-cell table:style-name="TableCell133">
            <text:p text:style-name="P134">Wer?</text:p>
          </table:table-cell>
          <table:table-cell table:style-name="TableCell135">
            <text:p text:style-name="P136">Was?, erledigt?</text:p>
          </table:table-cell>
          <table:table-cell table:style-name="TableCell137">
            <text:p text:style-name="P138">Wo?</text:p>
          </table:table-cell>
          <table:table-cell table:style-name="TableCell139">
            <text:p text:style-name="P140">Anmerkungen</text:p>
          </table:table-cell>
        </table:table-row>
        <table:table-row table:style-name="TableRow141">
          <table:table-cell table:style-name="TableCell142">
            <text:p text:style-name="TableContents"/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</table:table-row>
        <table:table-row table:style-name="TableRow147">
          <table:table-cell table:style-name="TableCell148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49">
            <text:p text:style-name="TableContents"/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</table:table-row>
        <table:table-row table:style-name="TableRow153">
          <table:table-cell table:style-name="TableCell154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55">
            <text:p text:style-name="TableContents"/>
          </table:table-cell>
          <table:table-cell table:style-name="TableCell156"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</table:table-row>
      </table:table>
      <text:p text:style-name="Standard"/>
      <text:p text:style-name="Standard"/>
      <text:p text:style-name="P165">Hinweis:<text:tab/>Planen Sie voraus. Stimmen Sie<text:s/>gemeinsam ab, was geschieht, wenn ein Gruppenmitglied heute krank sein sollte.</text:p>
      <text:p text:style-name="Standard"/>
      <text:p text:style-name="Standard"/>
      <text:p text:style-name="Standard"/>
      <text:list text:style-name="LFO9" text:continue-numbering="true">
        <text:list-item>
          <text:p text:style-name="P166"><text:span text:style-name="T167">Abschluss des Projekts</text:span></text:p>
        </text:list-item>
      </text:list>
      <text:p text:style-name="P168"/>
      <text:list text:style-name="LFO10" text:continue-numbering="true">
        <text:list-item>
          <text:p text:style-name="P169">Welche Anforderungen/Ziele konnten erfüllt werden?</text:p>
        </text:list-item>
        <text:list-item>
          <text:p text:style-name="P170">Welche mussten ausgelassen werden?</text:p>
        </text:list-item>
        <text:list-item>
          <text:p text:style-name="P171">Wie gut hat die Arbeit im Team funktioniert?</text:p>
        </text:list-item>
        <text:list-item>
          <text:p text:style-name="P172">Wie könnte man sie<text:s/>verbessern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Liberation Serif" style:font-name-asian="DejaVu Sans" style:font-name-complex="Lohit Hind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Liberation Serif" style:font-name-asian="DejaVu Sans" style:font-name-complex="Lohit Hindi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thias</meta:initial-creator>
    <dc:creator>Philipp Kempf</dc:creator>
    <meta:creation-date>2022-06-27T15:48:00Z</meta:creation-date>
    <dc:date>2022-06-27T18:11:00Z</dc:date>
    <meta:template xlink:href="Normal" xlink:type="simple"/>
    <meta:editing-cycles>3</meta:editing-cycles>
    <meta:editing-duration>PT0S</meta:editing-duration>
    <meta:document-statistic meta:page-count="5" meta:paragraph-count="7" meta:word-count="501" meta:character-count="3655" meta:row-count="26" meta:non-whitespace-character-count="3161"/>
  </office:meta>
</office:document-meta>
</file>